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3"/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5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8">
            <text:p>Organisation name</text:p>
          </table:table-cell>
          <table:table-cell office:value-type="string" table:number-columns-spanned="1" table:number-rows-spanned="3" table:content-validation-name="val2" table:style-name="ce1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8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8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8">
            <text:p>Admin officers/admin assistants</text:p>
          </table:table-cell>
          <table:covered-table-cell/>
          <table:table-cell office:value-type="string" table:number-columns-spanned="2" table:number-rows-spanned="1" table:style-name="ce18">
            <text:p>Executive Officers</text:p>
          </table:table-cell>
          <table:covered-table-cell/>
          <table:table-cell office:value-type="string" table:number-columns-spanned="2" table:number-rows-spanned="1" table:style-name="ce18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8">
            <text:p>Grade 6/7</text:p>
          </table:table-cell>
          <table:covered-table-cell/>
          <table:table-cell office:value-type="string" table:number-columns-spanned="2" table:number-rows-spanned="1" table:style-name="ce18">
            <text:p>Senior Civil Service</text:p>
          </table:table-cell>
          <table:covered-table-cell/>
          <table:table-cell office:value-type="string" table:number-columns-spanned="2" table:number-rows-spanned="1" table:style-name="ce1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9">
            <text:p>Interim managers</text:p>
          </table:table-cell>
          <table:covered-table-cell/>
          <table:table-cell office:value-type="string" table:number-columns-spanned="2" table:number-rows-spanned="1" table:style-name="ce19">
            <text:p>Specialist Contractors</text:p>
          </table:table-cell>
          <table:covered-table-cell/>
          <table:table-cell office:value-type="string" table:number-columns-spanned="2" table:number-rows-spanned="1" table:style-name="ce19">
            <text:p>Consultants/consultancy</text:p>
          </table:table-cell>
          <table:covered-table-cell/>
          <table:table-cell office:value-type="string" table:number-columns-spanned="2" table:number-rows-spanned="1" table:style-name="ce1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8">
            <text:p>Salary</text:p>
          </table:table-cell>
          <table:table-cell office:value-type="string" table:number-columns-spanned="1" table:number-rows-spanned="2" table:style-name="ce18">
            <text:p>Allowances</text:p>
          </table:table-cell>
          <table:table-cell office:value-type="string" table:number-columns-spanned="1" table:number-rows-spanned="2" table:style-name="ce18">
            <text:p>Non-consolidated performance payments</text:p>
          </table:table-cell>
          <table:table-cell office:value-type="string" table:number-columns-spanned="1" table:number-rows-spanned="2" table:style-name="ce18">
            <text:p>Overtime</text:p>
          </table:table-cell>
          <table:table-cell office:value-type="string" table:number-columns-spanned="1" table:number-rows-spanned="2" table:style-name="ce18">
            <text:p>Employer pension contributions</text:p>
          </table:table-cell>
          <table:table-cell office:value-type="string" table:number-columns-spanned="1" table:number-rows-spanned="2" table:style-name="ce18">
            <text:p>Employer national insurance contributions</text:p>
          </table:table-cell>
          <table:table-cell office:value-type="string" table:number-columns-spanned="1" table:number-rows-spanned="2" table:style-name="ce18">
            <text:p>Total paybill for payroll staff</text:p>
          </table:table-cell>
          <table:table-cell office:value-type="string" table:number-columns-spanned="1" table:number-rows-spanned="2" table:style-name="ce18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8">
            <text:p>Total cost of consultants/</text:p>
            <text:p>consultancy</text:p>
          </table:table-cell>
          <table:table-cell office:value-type="string" table:number-columns-spanned="1" table:number-rows-spanned="2" table:style-name="ce18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1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8552" table:style-name="ce26">
            <text:p>8552</text:p>
          </table:table-cell>
          <table:table-cell office:value-type="float" office:value="7541.3000000000065" table:style-name="ce44">
            <text:p>7541.30</text:p>
          </table:table-cell>
          <table:table-cell office:value-type="float" office:value="14703" table:style-name="ce43">
            <text:p>14703</text:p>
          </table:table-cell>
          <table:table-cell office:value-type="float" office:value="13541.470000000008" table:style-name="ce50">
            <text:p>13541.47</text:p>
          </table:table-cell>
          <table:table-cell office:value-type="float" office:value="8567" table:style-name="ce49">
            <text:p>8567</text:p>
          </table:table-cell>
          <table:table-cell office:value-type="float" office:value="8271.3800000000083" table:style-name="ce128">
            <text:p>8271.38</text:p>
          </table:table-cell>
          <table:table-cell office:value-type="float" office:value="3176" table:style-name="ce127">
            <text:p>3176</text:p>
          </table:table-cell>
          <table:table-cell office:value-type="float" office:value="3104.4600000000009" table:style-name="ce134">
            <text:p>3104.46</text:p>
          </table:table-cell>
          <table:table-cell office:value-type="float" office:value="297" table:style-name="ce133">
            <text:p>297</text:p>
          </table:table-cell>
          <table:table-cell office:value-type="float" office:value="291.35000000000002" table:style-name="ce146">
            <text:p>291.35</text:p>
          </table:table-cell>
          <table:table-cell office:value-type="float" office:value="1" table:style-name="ce145">
            <text:p>1</text:p>
          </table:table-cell>
          <table:table-cell office:value-type="float" office:value="1" table:style-name="ce98">
            <text:p>1.00</text:p>
          </table:table-cell>
          <table:table-cell office:value-type="float" office:value="35296" table:content-validation-name="val2" table:style-name="ce110">
            <text:p>35,296</text:p>
          </table:table-cell>
          <table:table-cell office:value-type="float" office:value="32750.960000000021" table:content-validation-name="val2" table:style-name="ce109">
            <text:p>32,750.96</text:p>
          </table:table-cell>
          <table:table-cell office:value-type="float" office:value="1521" table:style-name="ce97">
            <text:p>1521</text:p>
          </table:table-cell>
          <table:table-cell office:value-type="float" office:value="1358.4699999999998" table:style-name="ce80">
            <text:p>1358.47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74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521" table:style-name="ce113">
            <text:p>1,521</text:p>
          </table:table-cell>
          <table:table-cell office:value-type="float" office:value="1358.4699999999998" table:style-name="ce120">
            <text:p>1,358.47</text:p>
          </table:table-cell>
          <table:table-cell office:value-type="float" office:value="36817" table:content-validation-name="val2" table:style-name="ce114">
            <text:p>36,817</text:p>
          </table:table-cell>
          <table:table-cell office:value-type="float" office:value="34109.430000000022" table:content-validation-name="val2" table:style-name="ce115">
            <text:p>34,109.43</text:p>
          </table:table-cell>
          <table:table-cell office:value-type="currency" office:value="83689917.030000001" table:content-validation-name="val1" table:style-name="ce12">
            <text:p>£83,689,917.03</text:p>
          </table:table-cell>
          <table:table-cell office:value-type="currency" office:value="10841019.500000013" table:content-validation-name="val1" table:style-name="ce12">
            <text:p>£10,841,019.50</text:p>
          </table:table-cell>
          <table:table-cell office:value-type="currency" office:value="603517.13" table:content-validation-name="val1" table:style-name="ce12">
            <text:p>£603,517.13</text:p>
          </table:table-cell>
          <table:table-cell office:value-type="currency" office:value="120033.32999999999" table:content-validation-name="val1" table:style-name="ce12">
            <text:p>£120,033.33</text:p>
          </table:table-cell>
          <table:table-cell office:value-type="currency" office:value="24338568.850000001" table:content-validation-name="val1" table:style-name="ce12">
            <text:p>£24,338,568.85</text:p>
          </table:table-cell>
          <table:table-cell office:value-type="currency" office:value="9331214.5700000003" table:content-validation-name="val1" table:style-name="ce12">
            <text:p>£9,331,214.57</text:p>
          </table:table-cell>
          <table:table-cell office:value-type="currency" office:value="128924270.41" table:style-name="ce13">
            <text:p>£128,924,270.41</text:p>
          </table:table-cell>
          <table:table-cell office:value-type="currency" office:value="5318854.46" table:content-validation-name="val1" table:style-name="ce14">
            <text:p>£5,318,854.46</text:p>
          </table:table-cell>
          <table:table-cell office:value-type="currency" office:value="-237018.77" table:content-validation-name="val1" table:style-name="ce14">
            <text:p>-£237,018.77</text:p>
          </table:table-cell>
          <table:table-cell office:value-type="currency" office:value="5081835.6900000004" table:style-name="ce13">
            <text:p>£5,081,835.69</text:p>
          </table:table-cell>
          <table:table-cell office:value-type="currency" office:value="134006106.09999999" table:style-name="ce15">
            <text:p>£134,006,106.1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359" table:style-name="ce27">
            <text:p>359</text:p>
          </table:table-cell>
          <table:table-cell office:value-type="float" office:value="284.3449999999998" table:style-name="ce45">
            <text:p>284.35</text:p>
          </table:table-cell>
          <table:table-cell office:value-type="float" office:value="284" table:style-name="ce46">
            <text:p>284</text:p>
          </table:table-cell>
          <table:table-cell office:value-type="float" office:value="252.99900000000005" table:style-name="ce51">
            <text:p>253.00</text:p>
          </table:table-cell>
          <table:table-cell office:value-type="float" office:value="346" table:style-name="ce52">
            <text:p>346</text:p>
          </table:table-cell>
          <table:table-cell office:value-type="float" office:value="329.86" table:style-name="ce129">
            <text:p>329.86</text:p>
          </table:table-cell>
          <table:table-cell office:value-type="float" office:value="54" table:style-name="ce130">
            <text:p>54</text:p>
          </table:table-cell>
          <table:table-cell office:value-type="float" office:value="52.593999999999994" table:style-name="ce135">
            <text:p>52.59</text:p>
          </table:table-cell>
          <table:table-cell office:value-type="float" office:value="6" table:style-name="ce136">
            <text:p>6</text:p>
          </table:table-cell>
          <table:table-cell office:value-type="float" office:value="6" table:style-name="ce147">
            <text:p>6.00</text:p>
          </table:table-cell>
          <table:table-cell office:value-type="float" office:value="6" table:style-name="ce148">
            <text:p>6</text:p>
          </table:table-cell>
          <table:table-cell office:value-type="float" office:value="0.79" table:style-name="ce99">
            <text:p>0.79</text:p>
          </table:table-cell>
          <table:table-cell office:value-type="float" office:value="1055" table:content-validation-name="val2" table:style-name="ce110">
            <text:p>1,055</text:p>
          </table:table-cell>
          <table:table-cell office:value-type="float" office:value="926.58799999999974" table:content-validation-name="val2" table:style-name="ce109">
            <text:p>926.59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81">
            <text:p>0.0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4" table:style-name="ce64">
            <text:p>4</text:p>
          </table:table-cell>
          <table:table-cell office:value-type="float" office:value="4" table:style-name="ce75">
            <text:p>4.00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3">
            <text:p>4</text:p>
          </table:table-cell>
          <table:table-cell office:value-type="float" office:value="4" table:style-name="ce120">
            <text:p>4.00</text:p>
          </table:table-cell>
          <table:table-cell office:value-type="float" office:value="1059" table:content-validation-name="val2" table:style-name="ce114">
            <text:p>1,059</text:p>
          </table:table-cell>
          <table:table-cell office:value-type="float" office:value="930.58799999999974" table:content-validation-name="val2" table:style-name="ce115">
            <text:p>930.59</text:p>
          </table:table-cell>
          <table:table-cell office:value-type="currency" office:value="2276322.73" table:content-validation-name="val1" table:style-name="ce12">
            <text:p>£2,276,322.73</text:p>
          </table:table-cell>
          <table:table-cell office:value-type="currency" office:value="35389.619999999995" table:content-validation-name="val1" table:style-name="ce12">
            <text:p>£35,389.62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7112.560000000001" table:content-validation-name="val1" table:style-name="ce12">
            <text:p>£17,112.56</text:p>
          </table:table-cell>
          <table:table-cell office:value-type="currency" office:value="587211" table:style-name="ce12">
            <text:p>£587,211.00</text:p>
          </table:table-cell>
          <table:table-cell office:value-type="currency" office:value="215647.68" table:content-validation-name="val1" table:style-name="ce12">
            <text:p>£215,647.68</text:p>
          </table:table-cell>
          <table:table-cell office:value-type="currency" office:value="3131683.5900000003" table:style-name="ce13">
            <text:p>£3,131,683.59</text:p>
          </table:table-cell>
          <table:table-cell office:value-type="currency" office:value="281103.54000000004" table:content-validation-name="val1" table:style-name="ce14">
            <text:p>£281,103.54</text:p>
          </table:table-cell>
          <table:table-cell office:value-type="currency" office:value="120593.24" table:content-validation-name="val1" table:style-name="ce14">
            <text:p>£120,593.24</text:p>
          </table:table-cell>
          <table:table-cell office:value-type="currency" office:value="401696.78" table:style-name="ce13">
            <text:p>£401,696.78</text:p>
          </table:table-cell>
          <table:table-cell office:value-type="currency" office:value="3533380.37" table:style-name="ce15">
            <text:p>£3,533,380.37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194" table:style-name="ce28">
            <text:p>194</text:p>
          </table:table-cell>
          <table:table-cell office:value-type="float" office:value="188" table:style-name="ce47">
            <text:p>188.00</text:p>
          </table:table-cell>
          <table:table-cell office:value-type="float" office:value="479" table:style-name="ce48">
            <text:p>479</text:p>
          </table:table-cell>
          <table:table-cell office:value-type="float" office:value="461.5" table:style-name="ce53">
            <text:p>461.50</text:p>
          </table:table-cell>
          <table:table-cell office:value-type="float" office:value="282" table:style-name="ce54">
            <text:p>282</text:p>
          </table:table-cell>
          <table:table-cell office:value-type="float" office:value="273.7" table:style-name="ce131">
            <text:p>273.70</text:p>
          </table:table-cell>
          <table:table-cell office:value-type="float" office:value="44" table:style-name="ce132">
            <text:p>44</text:p>
          </table:table-cell>
          <table:table-cell office:value-type="float" office:value="43.2" table:style-name="ce137">
            <text:p>43.20</text:p>
          </table:table-cell>
          <table:table-cell office:value-type="float" office:value="13" table:style-name="ce138">
            <text:p>13</text:p>
          </table:table-cell>
          <table:table-cell office:value-type="float" office:value="12.6" table:style-name="ce149">
            <text:p>12.60</text:p>
          </table:table-cell>
          <table:table-cell office:value-type="float" office:value="7" table:style-name="ce150">
            <text:p>7</text:p>
          </table:table-cell>
          <table:table-cell office:value-type="float" office:value="1.5" table:style-name="ce105">
            <text:p>1.50</text:p>
          </table:table-cell>
          <table:table-cell office:value-type="float" office:value="1019" table:content-validation-name="val2" table:style-name="ce110">
            <text:p>1,019</text:p>
          </table:table-cell>
          <table:table-cell office:value-type="float" office:value="980.50000000000011" table:content-validation-name="val2" table:style-name="ce109">
            <text:p>980.50</text:p>
          </table:table-cell>
          <table:table-cell office:value-type="float" office:value="16" table:style-name="ce101">
            <text:p>16</text:p>
          </table:table-cell>
          <table:table-cell office:value-type="float" office:value="16" table:style-name="ce83">
            <text:p>16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5">
            <text:p>0.00</text:p>
          </table:table-cell>
          <table:table-cell office:value-type="float" office:value="2" table:style-name="ce66">
            <text:p>2</text:p>
          </table:table-cell>
          <table:table-cell office:value-type="float" office:value="1.3" table:style-name="ce77">
            <text:p>1.3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18" table:style-name="ce113">
            <text:p>18</text:p>
          </table:table-cell>
          <table:table-cell office:value-type="float" office:value="17.3" table:style-name="ce120">
            <text:p>17.30</text:p>
          </table:table-cell>
          <table:table-cell office:value-type="float" office:value="1037" table:content-validation-name="val2" table:style-name="ce114">
            <text:p>1,037</text:p>
          </table:table-cell>
          <table:table-cell office:value-type="float" office:value="997.80000000000007" table:content-validation-name="val2" table:style-name="ce115">
            <text:p>997.80</text:p>
          </table:table-cell>
          <table:table-cell office:value-type="currency" office:value="2920128" table:content-validation-name="val1" table:style-name="ce12">
            <text:p>£2,920,128.00</text:p>
          </table:table-cell>
          <table:table-cell office:value-type="currency" office:value="122825.48" table:content-validation-name="val1" table:style-name="ce12">
            <text:p>£122,825.4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7006" table:content-validation-name="val1" table:style-name="ce12">
            <text:p>£17,006.00</text:p>
          </table:table-cell>
          <table:table-cell office:value-type="currency" office:value="784533" table:content-validation-name="val1" table:style-name="ce12">
            <text:p>£784,533.00</text:p>
          </table:table-cell>
          <table:table-cell office:value-type="currency" office:value="334486" table:content-validation-name="val1" table:style-name="ce12">
            <text:p>£334,486.00</text:p>
          </table:table-cell>
          <table:table-cell office:value-type="currency" office:value="4178978.48" table:style-name="ce13">
            <text:p>£4,178,978.48</text:p>
          </table:table-cell>
          <table:table-cell office:value-type="currency" office:value="105952" table:content-validation-name="val1" table:style-name="ce14">
            <text:p>£105,952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05952" table:style-name="ce13">
            <text:p>£105,952.00</text:p>
          </table:table-cell>
          <table:table-cell office:value-type="currency" office:value="4284930.4800000004" table:style-name="ce15">
            <text:p>£4,284,930.4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9" table:style-name="ce34">
            <text:p>9</text:p>
          </table:table-cell>
          <table:table-cell office:value-type="float" office:value="8.6" table:style-name="ce38">
            <text:p>8.60</text:p>
          </table:table-cell>
          <table:table-cell office:value-type="float" office:value="9" table:style-name="ce37">
            <text:p>9</text:p>
          </table:table-cell>
          <table:table-cell office:value-type="float" office:value="8.8000000000000007" table:style-name="ce56">
            <text:p>8.80</text:p>
          </table:table-cell>
          <table:table-cell office:value-type="float" office:value="37" table:style-name="ce55">
            <text:p>37</text:p>
          </table:table-cell>
          <table:table-cell office:value-type="float" office:value="37" table:style-name="ce122">
            <text:p>37.00</text:p>
          </table:table-cell>
          <table:table-cell office:value-type="float" office:value="3" table:style-name="ce121">
            <text:p>3</text:p>
          </table:table-cell>
          <table:table-cell office:value-type="float" office:value="3" table:style-name="ce140">
            <text:p>3.00</text:p>
          </table:table-cell>
          <table:table-cell office:value-type="float" office:value="2" table:style-name="ce139">
            <text:p>2</text:p>
          </table:table-cell>
          <table:table-cell office:value-type="float" office:value="1.43" table:style-name="ce152">
            <text:p>1.43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06">
            <text:p>0.00</text:p>
          </table:table-cell>
          <table:table-cell office:value-type="float" office:value="60" table:content-validation-name="val2" table:style-name="ce110">
            <text:p>60</text:p>
          </table:table-cell>
          <table:table-cell office:value-type="float" office:value="58.83" table:content-validation-name="val2" table:style-name="ce109">
            <text:p>58.83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92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60" table:content-validation-name="val2" table:style-name="ce114">
            <text:p>60</text:p>
          </table:table-cell>
          <table:table-cell office:value-type="float" office:value="58.83" table:content-validation-name="val2" table:style-name="ce115">
            <text:p>58.83</text:p>
          </table:table-cell>
          <table:table-cell office:value-type="currency" office:value="176472.24" table:content-validation-name="val1" table:style-name="ce12">
            <text:p>£176,472.24</text:p>
          </table:table-cell>
          <table:table-cell office:value-type="currency" office:value="2732.73" table:content-validation-name="val1" table:style-name="ce12">
            <text:p>£2,732.73</text:p>
          </table:table-cell>
          <table:table-cell office:value-type="currency" office:value="14000" table:content-validation-name="val1" table:style-name="ce12">
            <text:p>£14,00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4848.87" table:content-validation-name="val1" table:style-name="ce12">
            <text:p>£44,848.87</text:p>
          </table:table-cell>
          <table:table-cell office:value-type="currency" office:value="20366.830000000002" table:content-validation-name="val1" table:style-name="ce12">
            <text:p>£20,366.83</text:p>
          </table:table-cell>
          <table:table-cell office:value-type="currency" office:value="258420.66999999998" table:style-name="ce13">
            <text:p>£258,420.67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58420.66999999998" table:style-name="ce15">
            <text:p>£258,420.67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79" table:style-name="ce35">
            <text:p>79</text:p>
          </table:table-cell>
          <table:table-cell office:value-type="float" office:value="67.430000000000007" table:style-name="ce39">
            <text:p>67.43</text:p>
          </table:table-cell>
          <table:table-cell office:value-type="float" office:value="92" table:style-name="ce40">
            <text:p>92</text:p>
          </table:table-cell>
          <table:table-cell office:value-type="float" office:value="91.24" table:style-name="ce57">
            <text:p>91.24</text:p>
          </table:table-cell>
          <table:table-cell office:value-type="float" office:value="81" table:style-name="ce58">
            <text:p>81</text:p>
          </table:table-cell>
          <table:table-cell office:value-type="float" office:value="80.3" table:style-name="ce123">
            <text:p>80.30</text:p>
          </table:table-cell>
          <table:table-cell office:value-type="float" office:value="18" table:style-name="ce124">
            <text:p>18</text:p>
          </table:table-cell>
          <table:table-cell office:value-type="float" office:value="17.600000000000001" table:style-name="ce141">
            <text:p>17.60</text:p>
          </table:table-cell>
          <table:table-cell office:value-type="float" office:value="4" table:style-name="ce142">
            <text:p>4</text:p>
          </table:table-cell>
          <table:table-cell office:value-type="float" office:value="4" table:style-name="ce153">
            <text:p>4.00</text:p>
          </table:table-cell>
          <table:table-cell office:value-type="float" office:value="6" table:style-name="ce154">
            <text:p>6</text:p>
          </table:table-cell>
          <table:table-cell office:value-type="float" office:value="1.1000000000000001" table:style-name="ce107">
            <text:p>1.10</text:p>
          </table:table-cell>
          <table:table-cell office:value-type="float" office:value="280" table:content-validation-name="val2" table:style-name="ce110">
            <text:p>280</text:p>
          </table:table-cell>
          <table:table-cell office:value-type="float" office:value="261.67000000000007" table:content-validation-name="val2" table:style-name="ce109">
            <text:p>261.67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3" table:style-name="ce94">
            <text:p>3</text:p>
          </table:table-cell>
          <table:table-cell office:value-type="float" office:value="2.4" table:style-name="ce118">
            <text:p>2.4</text:p>
          </table:table-cell>
          <table:table-cell office:value-type="float" office:value="3" table:style-name="ce113">
            <text:p>3</text:p>
          </table:table-cell>
          <table:table-cell office:value-type="float" office:value="2.4" table:style-name="ce120">
            <text:p>2.40</text:p>
          </table:table-cell>
          <table:table-cell office:value-type="float" office:value="283" table:content-validation-name="val2" table:style-name="ce114">
            <text:p>283</text:p>
          </table:table-cell>
          <table:table-cell office:value-type="float" office:value="264.07000000000005" table:content-validation-name="val2" table:style-name="ce115">
            <text:p>264.07</text:p>
          </table:table-cell>
          <table:table-cell office:value-type="currency" office:value="822662.12" table:content-validation-name="val1" table:style-name="ce12">
            <text:p>£822,662.12</text:p>
          </table:table-cell>
          <table:table-cell office:value-type="currency" office:value="15911.32" table:content-validation-name="val1" table:style-name="ce12">
            <text:p>£15,911.32</text:p>
          </table:table-cell>
          <table:table-cell office:value-type="currency" office:value="2000" table:content-validation-name="val1" table:style-name="ce12">
            <text:p>£2,000.00</text:p>
          </table:table-cell>
          <table:table-cell office:value-type="currency" office:value="21051.26" table:content-validation-name="val1" table:style-name="ce12">
            <text:p>£21,051.26</text:p>
          </table:table-cell>
          <table:table-cell office:value-type="currency" office:value="200203.53" table:content-validation-name="val1" table:style-name="ce12">
            <text:p>£200,203.53</text:p>
          </table:table-cell>
          <table:table-cell office:value-type="currency" office:value="88601.72" table:content-validation-name="val1" table:style-name="ce12">
            <text:p>£88,601.72</text:p>
          </table:table-cell>
          <table:table-cell office:value-type="currency" office:value="1150429.95" table:style-name="ce13">
            <text:p>£1,150,429.95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47124" table:content-validation-name="val1" table:style-name="ce14">
            <text:p>£47,124.00</text:p>
          </table:table-cell>
          <table:table-cell office:value-type="currency" office:value="47124" table:style-name="ce13">
            <text:p>£47,124.00</text:p>
          </table:table-cell>
          <table:table-cell office:value-type="currency" office:value="1197553.95" table:style-name="ce15">
            <text:p>£1,197,553.95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&amp; Labour Abuse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9" table:style-name="ce36">
            <text:p>9</text:p>
          </table:table-cell>
          <table:table-cell office:value-type="float" office:value="9" table:style-name="ce41">
            <text:p>9.00</text:p>
          </table:table-cell>
          <table:table-cell office:value-type="float" office:value="9" table:style-name="ce42">
            <text:p>9</text:p>
          </table:table-cell>
          <table:table-cell office:value-type="float" office:value="7.69" table:style-name="ce59">
            <text:p>7.69</text:p>
          </table:table-cell>
          <table:table-cell office:value-type="float" office:value="82" table:style-name="ce60">
            <text:p>82</text:p>
          </table:table-cell>
          <table:table-cell office:value-type="float" office:value="80.98" table:style-name="ce125">
            <text:p>80.98</text:p>
          </table:table-cell>
          <table:table-cell office:value-type="float" office:value="8" table:style-name="ce126">
            <text:p>8</text:p>
          </table:table-cell>
          <table:table-cell office:value-type="float" office:value="7.59" table:style-name="ce143">
            <text:p>7.59</text:p>
          </table:table-cell>
          <table:table-cell office:value-type="float" office:value="2" table:style-name="ce144">
            <text:p>2</text:p>
          </table:table-cell>
          <table:table-cell office:value-type="float" office:value="2" table:style-name="ce155">
            <text:p>2.0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110" table:content-validation-name="val2" table:style-name="ce110">
            <text:p>110</text:p>
          </table:table-cell>
          <table:table-cell office:value-type="float" office:value="107.26" table:content-validation-name="val2" table:style-name="ce109">
            <text:p>107.26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95">
            <text:p>0.0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110" table:content-validation-name="val2" table:style-name="ce114">
            <text:p>110</text:p>
          </table:table-cell>
          <table:table-cell office:value-type="float" office:value="107.26" table:content-validation-name="val2" table:style-name="ce115">
            <text:p>107.26</text:p>
          </table:table-cell>
          <table:table-cell office:value-type="currency" office:value="303367.40000000002" table:content-validation-name="val1" table:style-name="ce12">
            <text:p>£303,367.40</text:p>
          </table:table-cell>
          <table:table-cell office:value-type="currency" office:value="8314.6" table:content-validation-name="val1" table:style-name="ce12">
            <text:p>£8,314.6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6917.289999999994" table:content-validation-name="val1" table:style-name="ce12">
            <text:p>£76,917.29</text:p>
          </table:table-cell>
          <table:table-cell office:value-type="currency" office:value="32686.91" table:content-validation-name="val1" table:style-name="ce12">
            <text:p>£32,686.91</text:p>
          </table:table-cell>
          <table:table-cell office:value-type="currency" office:value="421286.19999999995" table:style-name="ce13">
            <text:p>£421,286.2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21286.19999999995" table:style-name="ce15">
            <text:p>£421,286.20</text:p>
          </table:table-cell>
          <table:table-cell table:content-validation-name="val2" table:style-name="ce16"/>
          <table:table-cell table:number-columns-repeated="16343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3" table:style-name="ce1"/>
          <table:table-cell table:style-name="ce17"/>
          <table:table-cell table:number-columns-repeated="16350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Mathew John Raji</dc:creator>
    <meta:creation-date>2012-07-18T14:50:11Z</meta:creation-date>
    <dc:date>2020-07-30T09:59:50Z</dc:date>
  </office:meta>
</office:document-meta>
</file>